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shadow="none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officeooo:paragraph-rsid="00219643"/>
    </style:style>
    <style:style style:name="P3" style:family="paragraph" style:parent-style-name="Text_20_body" style:list-style-name="L1"/>
    <style:style style:name="P4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f066" officeooo:paragraph-rsid="0022f0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f3fd" officeooo:paragraph-rsid="001bf3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c472" officeooo:paragraph-rsid="0009c4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dc5f" officeooo:paragraph-rsid="0025dc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5dc5f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5" style:family="text">
      <style:text-properties officeooo:rsid="000634b4"/>
    </style:style>
    <style:style style:name="T6" style:family="text">
      <style:text-properties style:font-name="Calibri1" fo:font-size="11pt" officeooo:rsid="000634b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87c4b"/>
    </style:style>
    <style:style style:name="T9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0" style:family="text">
      <style:text-properties officeooo:rsid="00237ac8"/>
    </style:style>
    <style:style style:name="T11" style:family="text">
      <style:text-properties officeooo:rsid="0025dc5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name"/>
        <text:variable-decl office:value-type="string" text:name="wing"/>
        <text:variable-decl office:value-type="string" text:name="unit"/>
        <text:variable-decl office:value-type="string" text:name="promotion"/>
        <text:variable-decl office:value-type="string" text:name="salutation"/>
        <text:variable-decl office:value-type="string" text:name="grade"/>
        <text:variable-decl office:value-type="string" text:name="designation"/>
        <text:variable-decl office:value-type="string" text:name="supervisor"/>
        <text:variable-decl office:value-type="string" text:name="increment"/>
        <text:variable-decl office:value-type="string" text:name="salary"/>
        <text:variable-decl office:value-type="string" text:name="effectivefrom"/>
        <text:variable-decl office:value-type="string" text:name="letterdate"/>
        <text:variable-decl office:value-type="string" text:name="seq"/>
        <text:variable-decl office:value-type="string" text:name="team"/>
        <text:variable-decl office:value-type="string" text:name="nexteval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7">Date</text:span>: <text:variable-set text:name="letterdate" office:value-type="string">letterdate</text:variable-set></text:p>
      <text:p text:style-name="P1"><text:span text:style-name="T7">Reference</text:span>: S<text:span text:style-name="T10">S</text:span>CL/OP/HR/SE/<text:variable-set text:name="seq" office:value-type="string">seq</text:variable-set></text:p>
      <text:p text:style-name="Text_20_body">Name<text:tab/><text:tab/>: <text:variable-set text:name="name" office:value-type="string">name</text:variable-set></text:p>
      <text:p text:style-name="P2">Wing<text:tab/><text:tab/>: <text:span text:style-name="T9"><text:variable-set text:name="wing" office:value-type="string">wing</text:variable-set></text:span></text:p>
      <text:p text:style-name="P2"><text:span text:style-name="T2">Unit</text:span><text:span text:style-name="T1"> <text:tab/><text:tab/></text:span><text:span text:style-name="T2">: </text:span><text:span text:style-name="T4"><text:variable-set text:name="unit" office:value-type="string">unit</text:variable-set></text:span></text:p>
      <text:p text:style-name="Text_20_body"/>
      <text:p text:style-name="Text_20_body">Subject<text:tab/><text:tab/>: <text:span text:style-name="T8">Salary enhancement</text:span><text:span text:style-name="T8"><text:variable-set text:name="promotion" office:value-type="string">promotion</text:variable-set></text:span></text:p>
      <text:p text:style-name="Text_20_body"/>
      <text:p text:style-name="Text_20_body">Dear <text:variable-set text:name="salutation" office:value-type="string">salutation</text:variable-set><text:s/><text:variable-set text:name="name" office:value-type="string">name</text:variable-set></text:p>
      <text:p text:style-name="Text_20_body"/>
      <text:p text:style-name="Text_20_body">Congratulations!!!</text:p>
      <text:p text:style-name="Text_20_body"/>
      <text:p text:style-name="P2">It is our pleasure to let you know that, based on your job experience, <text:span text:style-name="T5">performance</text:span> and effort in the organization, Spectrum Software &amp; Consulting (Pvt.) is offering you a salary enhancement<text:span text:style-name="T8"><text:variable-set text:name="promotion" office:value-type="string">promotion</text:variable-set></text:span>. Please note that th<text:span text:style-name="T6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Wing</text:p>
          </table:table-cell>
          <table:table-cell table:style-name="Table1.C1" office:value-type="string">
            <text:p text:style-name="P4"><text:variable-set text:name="wing" office:value-type="string">wing</text:variable-set></text:p>
          </table:table-cell>
        </table:table-row>
        <table:table-row table:style-name="Table1.1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Unit</text:p>
          </table:table-cell>
          <table:table-cell table:style-name="Table1.C2" office:value-type="string">
            <text:p text:style-name="P4"><text:variable-set text:name="unit" office:value-type="string">unit</text:variable-set></text:p>
          </table:table-cell>
        </table:table-row>
        <table:table-row table:style-name="Table1.1"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5">Team</text:p>
          </table:table-cell>
          <table:table-cell table:style-name="Table1.C2" office:value-type="string">
            <text:p text:style-name="P5"><text:variable-set text:name="team" office:value-type="string">team</text:variable-set></text:p>
          </table:table-cell>
        </table:table-row>
        <table:table-row table:style-name="Table1.1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4">Grade</text:p>
          </table:table-cell>
          <table:table-cell table:style-name="Table1.C2" office:value-type="string">
            <text:p text:style-name="P4"><text:variable-set text:name="grade" office:value-type="string">grade</text:variable-set></text:p>
          </table:table-cell>
        </table:table-row>
        <table:table-row table:style-name="Table1.1"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4">Designation</text:p>
          </table:table-cell>
          <table:table-cell table:style-name="Table1.C2" office:value-type="string">
            <text:p text:style-name="P4"><text:variable-set text:name="designation" office:value-type="string">designation</text:variable-set></text:p>
          </table:table-cell>
        </table:table-row>
        <table:table-row table:style-name="Table1.1"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4">Reporting Supervisor</text:p>
          </table:table-cell>
          <table:table-cell table:style-name="Table1.C2" office:value-type="string">
            <text:p text:style-name="P4"><text:variable-set text:name="supervisor" office:value-type="string">supervisor</text:variable-set></text:p>
          </table:table-cell>
        </table:table-row>
        <table:table-row table:style-name="Table1.1"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4">Increment Amount</text:p>
          </table:table-cell>
          <table:table-cell table:style-name="Table1.C2" office:value-type="string">
            <text:p text:style-name="P6">BDT <text:variable-set text:name="increment" office:value-type="string">increment</text:variable-set></text:p>
          </table:table-cell>
        </table:table-row>
        <table:table-row table:style-name="Table1.1"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4">Final Remuneration</text:p>
          </table:table-cell>
          <table:table-cell table:style-name="Table1.C2" office:value-type="string">
            <text:p text:style-name="P6">BDT <text:variable-set text:name="salary" office:value-type="string">salary</text:variable-set></text:p>
          </table:table-cell>
        </table:table-row>
        <table:table-row table:style-name="Table1.1"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4">Effective Date</text:p>
          </table:table-cell>
          <table:table-cell table:style-name="Table1.C2" office:value-type="string">
            <text:p text:style-name="P7"><text:variable-set text:name="effectivefrom" office:value-type="string">effectivefrom</text:variable-set></text:p>
          </table:table-cell>
        </table:table-row>
        <table:table-row table:style-name="Table1.1"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Next Evaluation Date</text:p>
          </table:table-cell>
          <table:table-cell table:style-name="Table1.C2" office:value-type="string">
            <text:p text:style-name="P7"><text:variable-set text:name="nextevaldate" office:value-type="string">nextevaldate</text:variable-set></text:p>
          </table:table-cell>
        </table:table-row>
      </table:table>
      <text:p text:style-name="Text_20_body"/>
      <text:p text:style-name="Text_20_body">Spectrum Software &amp; Consulting (Pvt.) wishes you a great future and looks forward to a very fruitful journey <text:span text:style-name="T6">together</text:span> in coming <text:span text:style-name="T6">days</text:span>.</text:p>
      <text:p text:style-name="Text_20_body"/>
      <text:p text:style-name="Text_20_body">For Spectrum Software &amp; Consulting (Pvt.)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text:span text:style-name="T3">___</text:span></text:p>
      <text:p text:style-name="Text_20_body">Managing Director/Director/<text:span text:style-name="T11">CTO</text:span></text:p>
      <text:p text:style-name="Text_20_body"/>
      <text:p text:style-name="Text_20_body">Copy:</text:p>
      <text:list text:style-name="L1">
        <text:list-item>
          <text:p text:style-name="P3">Personal File</text:p>
        </text:list-item>
        <text:list-item>
          <text:p text:style-name="P3">Office Copy</text:p>
        </text:list-item>
      </text:list>
      <text:p text:style-name="Text_20_body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2:55:20.524000000</meta:creation-date>
    <dc:date>2025-07-24T17:01:08.794787713</dc:date>
    <meta:editing-duration>PT3H54M31S</meta:editing-duration>
    <meta:editing-cycles>19</meta:editing-cycles>
    <meta:generator>LibreOffice/24.2.7.2$Linux_X86_64 LibreOffice_project/420$Build-2</meta:generator>
    <meta:document-statistic meta:table-count="1" meta:image-count="0" meta:object-count="0" meta:page-count="2" meta:paragraph-count="46" meta:word-count="144" meta:character-count="923" meta:non-whitespace-character-count="821"/>
  </office:meta>
</office:document-meta>
</file>